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33cc66" draw:textarea-horizontal-align="justify" draw:textarea-vertical-align="middle" draw:auto-grow-height="false"/>
    </style:style>
    <style:style style:name="gr2" style:family="graphic" style:parent-style-name="standard">
      <style:graphic-properties draw:fill="solid" draw:fill-color="#33cc66" draw:textarea-horizontal-align="justify" draw:textarea-vertical-align="middle" draw:auto-grow-height="false"/>
    </style:style>
    <style:style style:name="gr3" style:family="graphic" style:parent-style-name="standard">
      <style:graphic-properties draw:fill="solid" draw:fill-color="#dc2300" draw:textarea-horizontal-align="justify" draw:textarea-vertical-align="middle" draw:auto-grow-height="false"/>
    </style:style>
    <style:style style:name="gr4" style:family="graphic" style:parent-style-name="standard">
      <style:graphic-properties draw:fill="solid" draw:fill-color="#dc2300" draw:textarea-vertical-align="middle" draw:auto-grow-height="false" fo:min-height="0.749cm" fo:min-width="0.499cm"/>
    </style:style>
    <style:style style:name="gr5" style:family="graphic" style:parent-style-name="standard">
      <style:graphic-properties svg:stroke-width="0.05cm" draw:marker-start-width="0.275cm" draw:marker-end-width="0.275cm" draw:textarea-horizontal-align="center" draw:textarea-vertical-align="middle" fo:padding-top="0.15cm" fo:padding-bottom="0.15cm" fo:padding-left="0.275cm" fo:padding-right="0.275cm"/>
    </style:style>
    <style:style style:name="gr6" style:family="graphic" style:parent-style-name="standard">
      <style:graphic-properties svg:stroke-width="0.05cm" draw:marker-start-width="0.275cm" draw:marker-end-width="0.275cm" draw:fill="solid" draw:fill-color="#dc2300" draw:textarea-horizontal-align="center" draw:textarea-vertical-align="middle" fo:padding-top="0.15cm" fo:padding-bottom="0.15cm" fo:padding-left="0.275cm" fo:padding-right="0.275cm"/>
    </style:style>
    <style:style style:name="P1" style:family="paragraph">
      <style:paragraph-properties fo:text-align="center"/>
      <style:text-properties fo:font-size="14pt" style:font-size-asian="14pt" style:font-size-complex="14pt"/>
    </style:style>
    <style:style style:name="P2"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id="id2" draw:layer="layout" svg:width="1.5cm" svg:height="1cm" svg:x="6cm" svg:y="3cm">
          <text:p text:style-name="P1"><text:span text:style-name="T1">LA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6" draw:layer="layout" svg:width="3.5cm" svg:height="1cm" svg:x="8.5cm" svg:y="3cm">
          <text:p text:style-name="P1"><text:span text:style-name="T1">mail.off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id="id4" draw:layer="layout" svg:width="0.5cm" svg:height="0.5cm" svg:x="3.5cm" svg:y="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id="id5" draw:layer="layout" svg:width="0.5cm" svg:height="0.5cm" svg:x="3.5cm" svg:y="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id="id1" draw:layer="layout" svg:width="0.5cm" svg:height="0.5cm" svg:x="3.5cm" svg:y="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id="id3" draw:layer="layout" svg:width="0.5cm" svg:height="0.5cm" svg:x="3.5cm" svg:y="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id="id7" draw:layer="layout" svg:width="3.5cm" svg:height="1cm" svg:x="14cm" svg:y="3cm">
          <text:p text:style-name="P1"><text:span text:style-name="T1">firewall.off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id="id8" draw:layer="layout" svg:width="3.5cm" svg:height="1cm" svg:x="14cm" svg:y="5cm">
          <text:p text:style-name="P1"><text:span text:style-name="T1">IS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id="id9" draw:layer="layout" svg:width="2cm" svg:height="1cm" svg:x="15cm" svg:y="7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5" draw:text-style-name="P2" draw:layer="layout" svg:x1="4cm" svg:y1="1.75cm" svg:x2="6cm" svg:y2="3.5cm" draw:start-shape="id1" draw:start-glue-point="1" draw:end-shape="id2" svg:d="m4000 1750h1001v1750h999">
          <text:p/>
        </draw:connector>
        <draw:connector draw:style-name="gr5" draw:text-style-name="P2" draw:layer="layout" svg:x1="4cm" svg:y1="2.75cm" svg:x2="6cm" svg:y2="3.5cm" draw:start-shape="id3" draw:start-glue-point="1" draw:end-shape="id2" svg:d="m4000 2750h1001v750h999">
          <text:p/>
        </draw:connector>
        <draw:connector draw:style-name="gr5" draw:text-style-name="P2" draw:layer="layout" svg:x1="4cm" svg:y1="3.75cm" svg:x2="6cm" svg:y2="3.5cm" draw:start-shape="id4" draw:start-glue-point="1" draw:end-shape="id2" svg:d="m4000 3750h1001v-250h999">
          <text:p/>
        </draw:connector>
        <draw:connector draw:style-name="gr5" draw:text-style-name="P2" draw:layer="layout" svg:x1="4cm" svg:y1="4.75cm" svg:x2="6cm" svg:y2="3.5cm" draw:start-shape="id5" draw:start-glue-point="1" draw:end-shape="id2" svg:d="m4000 4750h1001v-1250h999">
          <text:p/>
        </draw:connector>
        <draw:connector draw:style-name="gr5" draw:text-style-name="P2" draw:layer="layout" svg:x1="7.5cm" svg:y1="3.5cm" svg:x2="8.5cm" svg:y2="3.5cm" draw:start-shape="id2" draw:start-glue-point="1" draw:end-shape="id6" draw:end-glue-point="3" svg:d="m7500 3500h1000">
          <text:p/>
        </draw:connector>
        <draw:connector draw:style-name="gr5" draw:text-style-name="P2" draw:layer="layout" svg:x1="12cm" svg:y1="3.5cm" svg:x2="14cm" svg:y2="3.5cm" draw:start-shape="id6" draw:start-glue-point="1" draw:end-shape="id7" draw:end-glue-point="3" svg:d="m12000 3500h2000">
          <text:p/>
        </draw:connector>
        <draw:connector draw:style-name="gr6" draw:text-style-name="P2" draw:layer="layout" svg:x1="15.75cm" svg:y1="4cm" svg:x2="15.75cm" svg:y2="5cm" draw:start-shape="id7" draw:start-glue-point="2" draw:end-shape="id8" draw:end-glue-point="0" svg:d="m15750 4000v1000">
          <text:p/>
        </draw:connector>
        <draw:connector draw:style-name="gr6" draw:text-style-name="P2" draw:layer="layout" svg:x1="15.75cm" svg:y1="6cm" svg:x2="16cm" svg:y2="7cm" draw:start-shape="id8" draw:start-glue-point="2" draw:end-shape="id9" draw:end-glue-point="0" svg:d="m15750 6000v501h250v499">
          <text:p/>
        </draw:connector>
        <draw:custom-shape draw:style-name="gr2" draw:text-style-name="P2" draw:id="id10" draw:layer="layout" svg:width="0.5cm" svg:height="0.5cm" svg:x="5cm" svg:y="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id="id11" draw:layer="layout" svg:width="0.5cm" svg:height="0.5cm" svg:x="6cm" svg:y="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2" draw:layer="layout" svg:x1="5.25cm" svg:y1="5.5cm" svg:x2="6.75cm" svg:y2="4cm" draw:start-shape="id10" draw:start-glue-point="0" draw:end-shape="id2" draw:end-glue-point="2" svg:d="m5250 5500v-749h1500v-751">
          <text:p/>
        </draw:connector>
        <draw:connector draw:style-name="gr5" draw:text-style-name="P2" draw:layer="layout" svg:x1="6.25cm" svg:y1="5.5cm" svg:x2="6.75cm" svg:y2="4cm" draw:start-shape="id11" draw:start-glue-point="0" draw:end-shape="id2" draw:end-glue-point="2" svg:d="m6250 5500v-749h500v-75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0-01-17T15:20:51.09</meta:creation-date>
    <dc:date>2010-01-17T15:27:43.08</dc:date>
    <meta:editing-duration>PT00H06M51S</meta:editing-duration>
    <meta:editing-cycles>2</meta:editing-cycles>
    <meta:generator>OpenOffice.org/3.1$Win32 OpenOffice.org_project/310m19$Build-9420</meta:generator>
    <meta:document-statistic meta:object-count="21"/>
  </office:meta>
</office:document-meta>
</file>